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8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Saraswathi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S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     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current-selected="true" text:value="female"/><text:label text:value="male"/>fe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current-selected="true" text:value="Hindu"/><text:label text:value="Muslim"/><text:label text:value="Christian"/>Hindu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Virutha paramba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Chakkittaparamba
Paravoor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     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     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P1">Address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Windows User</dc:creator>
    <dc:date>2015-10-31T11:31:00</dc:date>
    <meta:editing-cycles>10</meta:editing-cycles>
    <meta:editing-duration>PT16M</meta:editing-duration>
    <meta:document-statistic meta:table-count="4" meta:image-count="0" meta:object-count="0" meta:page-count="1" meta:paragraph-count="42" meta:word-count="81" meta:character-count="395"/>
    <meta:generator>OpenOffice/4.1.3$Win32 OpenOffice.org_project/413m1$Build-9783</meta:generator>
  </office:meta>
</office:document-meta>
</file>